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ResultMatchers.xpath( String expression ,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x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forwardedUrl( @ Nullable String expecte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jsonPath( String expression ,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redirectedUrlTemplate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.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f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redirectedUrlPattern( String url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MvcResultMatchers.jsonPath( String expression , Matcher &lt; ? super T &gt; matcher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json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forwardedUrlTemplate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ResultMatchers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redirectedUrl( String expecte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sultMatchers.forwardedUrlPattern( String url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